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0.58mm"/>
    </style:style>
    <style:style style:name="Table1.B" style:family="table-column">
      <style:table-column-properties style:column-width="40.89mm"/>
    </style:style>
    <style:style style:name="Table1.C" style:family="table-column">
      <style:table-column-properties style:column-width="18.77mm"/>
    </style:style>
    <style:style style:name="Table1.D" style:family="table-column">
      <style:table-column-properties style:column-width="20.69mm"/>
    </style:style>
    <style:style style:name="Table1.E" style:family="table-column">
      <style:table-column-properties style:column-width="23.09mm"/>
    </style:style>
    <style:style style:name="Table1.F" style:family="table-column">
      <style:table-column-properties style:column-width="16.6mm"/>
    </style:style>
    <style:style style:name="Table1.G" style:family="table-column">
      <style:table-column-properties style:column-width="33.18mm"/>
    </style:style>
    <style:style style:name="Table1.H" style:family="table-column">
      <style:table-column-properties style:column-width="20.73mm"/>
    </style:style>
    <style:style style:name="Table1.1" style:family="table-row">
      <style:table-row-properties style:min-row-height="11.06mm" fo:keep-together="auto"/>
    </style:style>
    <style:style style:name="Table1.A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1.91mm" fo:padding-right="1.91mm" fo:padding-top="0mm" fo:padding-bottom="0mm"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B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F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G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H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Header">
      <style:paragraph-properties fo:margin-left="-11.78mm" fo:margin-right="0mm" fo:text-indent="0mm"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28.13mm"/>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28.1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9"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20"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mm" fo:margin-right="0mm" fo:margin-top="0mm" fo:margin-bottom="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30"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9pt" fo:font-weight="bold" style:font-size-asian="9pt" style:font-weight-asian="bold" style:font-name-complex="Times New Roman" style:font-size-complex="9pt" style:font-weight-complex="bold"/>
    </style:style>
    <style:style style:name="P31"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9pt" fo:font-weight="bold" style:font-size-asian="9pt" style:font-weight-asian="bold" style:font-name-complex="Times New Roman" style:font-size-complex="9pt" style:font-weight-complex="normal"/>
    </style:style>
    <style:style style:name="P3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9pt" style:font-size-asian="9pt" style:font-size-complex="9pt"/>
    </style:style>
    <style:style style:name="P33"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ext:p text:style-name="P11">(USD/MT)</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4" office:value-type="string">
            <text:p text:style-name="P32"/>
          </table:table-cell>
          <table:covered-table-cell/>
          <table:covered-table-cell/>
          <table:covered-table-cell/>
          <table:table-cell table:style-name="Table1.E3" office:value-type="string">
            <text:p text:style-name="P30"><text:placeholder text:placeholder-type="text">&lt;line.quycach_donggoi_id and line.quycach_donggoi_id.name_eng or ''&gt;</text:placeholder></text:p>
          </table:table-cell>
          <table:table-cell table:style-name="Table1.F3" office:value-type="string">
            <text:p text:style-name="P31">MTs</text:p>
          </table:table-cell>
          <table:table-cell table:style-name="Table1.G3" office:value-type="string">
            <text:p text:style-name="P30"><text:placeholder text:placeholder-type="text">&lt;o.dk_giaohang_id and o.dk_giaohang_id.name or ''&gt;</text:placeholder> , </text:p>
            <text:p text:style-name="P30"><text:placeholder text:placeholder-type="text">&lt;o.destinaltion and o.destinaltion.name or ''&gt;</text:placeholder> , Incoterm <text:placeholder text:placeholder-type="text">&lt;o.incoterm_id and o.incoterm_id.name or ''&gt;</text:placeholder></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product_id and line.product_id.eng_name or ''&gt;</text:placeholder></text:p>
          </table:table-cell>
          <table:table-cell table:style-name="Table1.C4" office:value-type="string">
            <text:p text:style-name="P24"><text:placeholder text:placeholder-type="text">&lt;line.origin or ''&gt;</text:placeholder></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ext:soft-page-break/>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7"><text:placeholder text:placeholder-type="text">&lt;get_tong(o)['qty']&gt;</text:placeholder></text:p>
          </table:table-cell>
          <table:table-cell table:style-name="Table1.G6" office:value-type="string">
            <text:p text:style-name="P27"><text:placeholder text:placeholder-type="text">&lt;get_tong(o)['dongia']&gt;</text:placeholder></text:p>
          </table:table-cell>
          <table:table-cell table:style-name="Table1.H6" office:value-type="string">
            <text:p text:style-name="P27"><text:placeholder text:placeholder-type="text">&lt;get_tong(o)['thanhtien']&gt;</text:placeholder></text:p>
          </table:table-cell>
        </table:table-row>
        <table:table-row table:style-name="Table1.7">
          <table:table-cell table:style-name="Table1.A7" table:number-columns-spanned="8" office:value-type="string">
            <text:p text:style-name="P23">In words: US Dollar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28"><text:placeholder text:placeholder-type="text">&lt;o.phuongthuc_thanhtoan&gt;</text:placeholder></text:p>
      <text:p text:style-name="P28"/>
      <text:p text:style-name="P28"><text:span text:style-name="T8">Seller's Bank details:</text:span><text:tab/><text:tab/> </text:p>
      <text:p text:style-name="P28">Beneficiary:<text:tab/><text:tab/>VIET PHU THINH RUBBER JOINT STOCK COMPANY <text:s/>- VIRUCO </text:p>
      <text:p text:style-name="P28">Bank name:<text:tab/><text:tab/>VIETNAM EXIMBANK- EXIMBANK TAN SON NHAT </text:p>
      <text:p text:style-name="P28">Address:<text:tab/><text:tab/>307 NGUYEN VAN TROI, TAN BINH DIST, HCMC, VIETNAM </text:p>
      <text:p text:style-name="P28">Swift Code:<text:tab/><text:tab/>EBVIVNVXTSN </text:p>
      <text:p text:style-name="P28">Account No.:<text:tab/><text:tab/>210214851008760 </text:p>
      <text:p text:style-name="P28"/>
      <text:p text:style-name="P28"><text:span text:style-name="T8">Documents supplied:</text:span><text:tab/> </text:p>
      <text:p text:style-name="P28">4.1<text:tab/>3/3 Full set of original Bills of Lading </text:p>
      <text:p text:style-name="P28">4.2<text:tab/>Commercial Invoice </text:p>
      <text:p text:style-name="P28">4.3<text:tab/>Packing List </text:p>
      <text:p text:style-name="P28">4.4<text:tab/>Certificate of Origin </text:p>
      <text:p text:style-name="P28">4.5<text:tab/>Certificate of Analysis / Test Certificate </text:p>
      <text:p text:style-name="P28">4.6<text:tab/>Phytosanitary Certificate issued by Competent Authority (if any) </text:p>
      <text:p text:style-name="P28">4.7<text:tab/>Fumigation Certificate issued by Competend Authority (if any) </text:p>
      <text:p text:style-name="P28">4.8<text:tab/>Certificate of Insurance or Insurance Policy (if any) </text:p>
      <text:p text:style-name="P28">4.9<text:tab/>Tally Certificate (if any) </text:p>
      <text:p text:style-name="P28"/>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oft-page-break/><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11.78mm" fo:margin-right="0mm" fo:text-indent="0mm"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5.29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9.86mm" fo:margin-left="0mm" fo:margin-right="0.02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5mm" svg:y1="-0.8mm" svg:x2="175.53mm" svg:y2="-1.15mm"><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2-02T15:09:41</dc:date>
    <dc:creator>TrongNguyen </dc:creator>
    <meta:editing-duration>PT4H56M10S</meta:editing-duration>
    <meta:editing-cycles>202</meta:editing-cycles>
    <meta:generator>LibreOffice/3.5$Linux_x86 LibreOffice_project/350m1$Build-2</meta:generator>
    <meta:document-statistic meta:table-count="1" meta:image-count="0" meta:object-count="0" meta:page-count="3" meta:paragraph-count="90" meta:word-count="715" meta:character-count="5168" meta:non-whitespace-character-count="4336"/>
  </office:meta>
</office:document-meta>
</file>